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5" style:family="table">
      <style:table-properties table:align="left" style:width="16.995cm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5.B1" style:family="table-cell">
      <style:table-cell-properties fo:border="0.05pt solid #000000" fo:padding="0.097cm"/>
    </style:style>
    <style:style style:name="Table5.A2" style:family="table-cell">
      <style:table-cell-properties fo:border-top="none" fo:border-left="0.05pt solid #000000" fo:border-right="none" fo:padding="0.097cm" fo:border-bottom="0.05pt solid #000000"/>
    </style:style>
    <style:style style:name="Table5.B2" style:family="table-cell">
      <style:table-cell-properties fo:border-top="none" fo:border-left="0.05pt solid #000000" fo:border-right="0.05pt solid #000000" fo:padding="0.097cm" fo:border-bottom="0.05pt solid #000000"/>
    </style:style>
    <style:style style:name="Table7" style:family="table">
      <style:table-properties table:align="margins" style:width="17cm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order="0.05pt solid #000000" fo:padding="0.097cm"/>
    </style:style>
    <style:style style:name="Table7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style:font-size-asian="9pt" style:font-name="Verdana" style:font-size-complex="9pt" style:font-name-asian="Times New Roman1" fo:font-size="9pt" style:font-name-complex="Times New Roman1"/>
    </style:style>
    <style:style style:name="P7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8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9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0" style:parent-style-name="Header" style:family="paragraph">
      <style:paragraph-properties fo:text-align="start" style:justify-single-word="false"/>
    </style:style>
    <style:style style:name="P11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P12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P13" style:parent-style-name="Standard" style:family="paragraph"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14" style:parent-style-name="Standard" style:family="paragraph">
      <style:text-properties officeooo:paragraph-rsid="007041d5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15" style:parent-style-name="Standard" style:family="paragraph">
      <style:text-properties officeooo:paragraph-rsid="007041d5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16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7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8" style:parent-style-name="Standard" style:family="paragraph">
      <style:text-properties officeooo:paragraph-rsid="006dacdf" style:font-size-asian="12pt" style:font-name="Arial" fo:font-size="12pt" style:font-size-complex="12pt"/>
    </style:style>
    <style:style style:name="P19" style:parent-style-name="Standard" style:family="paragraph">
      <style:text-properties officeooo:paragraph-rsid="006fac92" style:font-size-asian="12pt" style:font-name="Arial" fo:font-size="12pt" style:font-size-complex="12pt"/>
    </style:style>
    <style:style style:name="P20" style:parent-style-name="Standard" style:family="paragraph">
      <style:text-properties officeooo:paragraph-rsid="007784d4" style:font-size-asian="9pt" style:font-name="vardana" style:font-size-complex="9pt" officeooo:rsid="007784d4" fo:font-size="9pt"/>
    </style:style>
    <style:style style:name="P21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22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4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5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6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7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7041d5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8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9" style:parent-style-name="Standard" style:family="paragraph">
      <style:paragraph-properties fo:margin-top="0cm" fo:line-height="100%" fo:margin-bottom="0cm" loext:contextual-spacing="false"/>
      <style:text-properties officeooo:paragraph-rsid="007041d5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0" style:parent-style-name="Standard" style:family="paragraph">
      <style:paragraph-properties fo:break-before="page"/>
      <style:text-properties officeooo:paragraph-rsid="007041d5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31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32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1" style:font-name-asian="Times New Roman1"/>
    </style:style>
    <style:style style:name="T4" style:family="text">
      <style:text-properties officeooo:rsid="001e2127" fo:color="#000000" style:font-name-complex="Times New Roman1" style:font-name-asian="Times New Roman1"/>
    </style:style>
    <style:style style:name="T5" style:family="text">
      <style:text-properties officeooo:rsid="001ce1d2" fo:color="#000000" style:font-name-complex="Times New Roman1" style:font-name-asian="Times New Roman1"/>
    </style:style>
    <style:style style:name="T6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fo:text-shadow="none" style:font-style-asian="normal" style:text-emphasize="none" style:letter-kerning="true" fo:color="#000000" style:font-weight-asian="normal"/>
    </style:style>
    <style:style style:name="T7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officeooo:rsid="0075de11" fo:text-shadow="none" style:font-style-asian="normal" style:text-emphasize="none" style:letter-kerning="true" fo:color="#000000" style:font-weight-asian="normal"/>
    </style:style>
    <style:style style:name="T8" style:family="text">
      <style:text-properties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T9" style:family="text">
      <style:text-properties fo:font-weight="bold" style:font-size-asian="9pt" style:font-name="Verdana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10" style:family="text">
      <style:text-properties fo:font-weight="bold" style:font-size-asian="9pt" style:font-name="Verdana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11" style:family="text">
      <style:text-properties fo:font-weight="bold" style:font-size-asian="9pt" style:font-name="Verdana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12" style:family="text">
      <style:text-properties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T13" style:family="text">
      <style:text-properties fo:font-weight="bold" fo:font-style="italic" style:font-size-asian="9pt" style:font-name="Verdana" style:font-size-complex="9pt" style:font-name-asian="Times New Roman1" fo:font-size="9pt" style:font-style-asian="italic" style:font-weight-complex="bold" fo:color="#17365d" style:font-name-complex="Times New Roman1" style:font-weight-asian="bold"/>
    </style:style>
    <style:style style:name="T14" style:family="text">
      <style:text-properties fo:font-weight="bold" style:font-size-asian="7pt" style:font-name="Verdana" style:font-size-complex="9pt" style:font-name-asian="Times New Roman1" fo:font-size="7pt" style:font-weight-asian="bold" style:font-weight-complex="bold" fo:color="#17365d" style:font-name-complex="Times New Roman1"/>
    </style:style>
    <style:style style:name="T15" style:family="text">
      <style:text-properties fo:font-weight="bold" style:font-name="Verdana" officeooo:rsid="0037f377" style:font-name-asian="Times New Roman1" style:font-weight-asian="bold" style:font-weight-complex="bold" fo:color="#17365d" style:font-name-complex="Times New Roman1"/>
    </style:style>
    <style:style style:name="T16" style:family="text">
      <style:text-properties fo:font-weight="normal" style:font-name="Verdana" officeooo:rsid="0040ce69" style:font-name-asian="Times New Roman1" style:font-weight-asian="normal" style:font-weight-complex="normal" fo:color="#17365d" style:font-name-complex="Times New Roman1"/>
    </style:style>
    <style:style style:name="T17" style:family="text">
      <style:text-properties fo:font-weight="bold" style:font-name-asian="Times New Roman1" style:font-weight-asian="bold" style:font-weight-complex="bold" fo:color="#17365d" style:font-name-complex="Times New Roman1"/>
    </style:style>
    <style:style style:name="T18" style:family="text">
      <style:text-properties officeooo:rsid="002fbab9"/>
    </style:style>
    <style:style style:name="T19" style:family="text">
      <style:text-properties officeooo:rsid="0037a5a6"/>
    </style:style>
    <style:style style:name="T20" style:family="text">
      <style:text-properties officeooo:rsid="0040ce69"/>
    </style:style>
    <style:style style:name="T21" style:family="text">
      <style:text-properties officeooo:rsid="00496279"/>
    </style:style>
    <style:style style:name="T22" style:family="text">
      <style:text-properties officeooo:rsid="005a73d7"/>
    </style:style>
    <style:style style:name="T23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4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5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vardana" style:language-asian="zh" style:font-weight-asian="normal" style:text-scale="100%" style:text-underline-mode="continuous" style:font-weight-complex="normal" style:text-overline-style="none" style:font-relief="none" style:text-outline="false" style:font-size-complex="9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000000"/>
    </style:style>
    <style:style style:name="T26" style:family="text">
      <style:text-properties fo:font-weight="bold" fo:font-style="normal" fo:language="es" style:font-style-complex="normal" fo:letter-spacing="normal" style:font-name-asian="Times New Roman" style:country-asian="CN" style:letter-kerning="true" style:font-name-complex="Droid Sans Devanagari" style:text-position="0% 100%" style:text-underline-style="none" style:text-emphasize="none" style:font-name="Verdana" style:language-asian="zh" style:font-weight-asian="bold" style:text-scale="100%" style:text-underline-mode="continuous" style:font-weight-complex="bold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17365d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1">ANTECEDENTES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21"><text:span text:style-name="T17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22"><text:span text:style-name="T17">Proyecto-Código</text:span><text:span text:style-name="T3">: <text:s/></text:span><text:span text:style-name="T5">Estudio de Línea de Base del Medio Marino Proyecto Escondida</text:span><text:span text:style-name="T5"> </text:span>: <text:span text:style-name="T5">MEL01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22"><text:span text:style-name="T17">Solicitado por</text:span><text:span text:style-name="T3">: </text:span><text:span text:style-name="T4">David Pineda Osorio</text:span></text:p>
          </table:table-cell>
          <table:table-cell office:value-type="string" table:style-name="Table1.A1">
            <text:p text:style-name="P22"><text:span text:style-name="T17">Fecha de Solicitud</text:span><text:span text:style-name="T3">: </text:span><text:span text:style-name="T4">10-03-20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23"><text:span text:style-name="T17">Fecha de entrega material</text:span><text:span text:style-name="T3">: </text:span><text:span text:style-name="T4">15-03-2015</text:span></text:p>
          </table:table-cell>
          <table:covered-table-cell/>
        </table:table-row>
      </table:table>
      <text:p text:style-name="P16"/>
      <text:p text:style-name="P18"><text:span text:style-name="T8">REQUERIMIENTOS ANAL</text:span><text:span text:style-name="T9">Í</text:span><text:span text:style-name="T8">TICOS (</text:span><text:span text:style-name="T13">llenar una hoja por matriz</text:span><text:span text:style-name="T8">).</text:span></text:p>
      <text:p text:style-name="P18"/>
      <text:section text:style-name="Sect1" text:name="Section Matriz 1">
        <text:p text:style-name="P17"><text:span text:style-name="T8"/><text:change-end text:change-id="ct42805008"/><text:span text:style-name="T8">SISTEMA A MUESTREAR: </text:span><text:span text:style-name="T10">Agua Marina</text:span></text:p>
        <text:p text:style-name="P17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4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5">Parámetros a contratar</text:p>
            </table:table-cell>
            <table:table-cell office:value-type="string" table:style-name="Table2.C1">
              <text:p text:style-name="P26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Arsénic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7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5">Codificación de estaciones: </text:p>
            </table:table-cell>
          </table:table-row>
          <table:table-row>
            <table:table-cell office:value-type="string" table:style-name="Table3.A2">
              <text:p text:style-name="P2">RCA-01;RCA-02;RCA-03;RCA-04;RCA-05;RCA-06;RCA-07;RCA-08;RCA-09;RCA-10</text:p>
            </table:table-cell>
          </table:table-row>
        </table:table>
        <text:p text:style-name="P17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8"><text:span text:style-name="T18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  <text:p text:style-name="podPageBreak"/>
        <text:p text:style-name="P30">MATERIALES O EQUIPOS REQUERIDOS </text:p>
        <text:p text:style-name="P14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7">Cantidad</text:p>
            </table:table-cell>
            <table:table-cell office:value-type="string" table:style-name="Table5.B1">
              <text:p text:style-name="P27">Equipos o instrumentos de muestreo</text:p>
            </table:table-cell>
          </table:table-row>
          <table:table-row>
            <table:table-cell office:value-type="string" table:style-name="Table5.A2">
              <text:p text:style-name="P6"/>
            </table:table-cell>
            <table:table-cell office:value-type="string" table:style-name="Table5.B2">
              <text:p text:style-name="P6"/>
            </table:table-cell>
          </table:table-row>
        </table:table>
        <text:p text:style-name="P14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29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  <text:section text:style-name="Sect1" text:name="Section Matriz 1">
        <text:p text:style-name="P17"><text:span text:style-name="T8"/><text:change-end text:change-id="ct42805008"/><text:span text:style-name="T8">SISTEMA A MUESTREAR: </text:span><text:span text:style-name="T10">Sedimento Marino</text:span></text:p>
        <text:p text:style-name="P17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4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5">Parámetros a contratar</text:p>
            </table:table-cell>
            <table:table-cell office:value-type="string" table:style-name="Table2.C1">
              <text:p text:style-name="P26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7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5">Codificación de estaciones: </text:p>
            </table:table-cell>
          </table:table-row>
          <table:table-row>
            <table:table-cell office:value-type="string" table:style-name="Table3.A2">
              <text:p text:style-name="P2">RCA-01;RCA-02;RCA-05;RCA-08;RCA-10</text:p>
            </table:table-cell>
          </table:table-row>
        </table:table>
        <text:p text:style-name="P17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8"><text:span text:style-name="T18">Observaciones</text:span>: </text:p>
            </table:table-cell>
          </table:table-row>
          <table:table-row>
            <table:table-cell office:value-type="string" table:style-name="Table4.A2">
              <text:p>Se dobla cantidad de muestras de nitrito\nSe dobla cantidad de muestras de nitrato</text:p>
            </table:table-cell>
          </table:table-row>
        </table:table>
        <text:p text:style-name="podPageBreak"/>
        <text:p text:style-name="P30">MATERIALES O EQUIPOS REQUERIDOS </text:p>
        <text:p text:style-name="P14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7">Cantidad</text:p>
            </table:table-cell>
            <table:table-cell office:value-type="string" table:style-name="Table5.B1">
              <text:p text:style-name="P27">Equipos o instrumentos de muestreo</text:p>
            </table:table-cell>
          </table:table-row>
          <table:table-row>
            <table:table-cell office:value-type="string" table:style-name="Table5.A2">
              <text:p text:style-name="P6"/>
            </table:table-cell>
            <table:table-cell office:value-type="string" table:style-name="Table5.B2">
              <text:p text:style-name="P6"/>
            </table:table-cell>
          </table:table-row>
        </table:table>
        <text:p text:style-name="P14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29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lr-tb" fo:hyphenation-ladder-count="no-limit" style:tab-stop-distance="1.6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1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1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1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5:35:17.312662954</dc:date>
    <meta:editing-duration>PT22H51M31S</meta:editing-duration>
    <meta:editing-cycles>85</meta:editing-cycles>
    <meta:generator>LibreOffice/4.3.5.2.0$Linux_X86_64 LibreOffice_project/430m0$Build-2</meta:generator>
    <meta:document-statistic meta:table-count="7" meta:image-count="1" meta:object-count="0" meta:page-count="2" meta:paragraph-count="30" meta:word-count="109" meta:character-count="947" meta:non-whitespace-character-count="861"/>
  </office:meta>
</office:document-meta>
</file>